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9300000372E9AD15B12BFDA9A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0.664cm" svg:height="23.34cm" draw:z-index="0"><draw:image xlink:href="Pictures/100000010000019300000372E9AD15B12BFDA9A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0T00:36:47.072000000</meta:creation-date>
    <dc:date>2023-10-10T00:59:22.606000000</dc:date>
    <meta:editing-duration>PT22M3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6.0.3$Windows_X86_64 LibreOffice_project/69edd8b8ebc41d00b4de3915dc82f8f0fc3b6265</meta:generator>
  </office:meta>
</office:document-meta>
</file>